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ira Code Medium" svg:font-family="'Fira Code Medium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ira Code Medium" style:text-underline-style="none" officeooo:rsid="0010ef36" officeooo:paragraph-rsid="0010ef36"/>
    </style:style>
    <style:style style:name="P2" style:family="paragraph" style:parent-style-name="Standard">
      <style:paragraph-properties fo:text-align="start" style:justify-single-word="false"/>
      <style:text-properties style:font-name="Fira Code Medium" style:text-underline-style="none" officeooo:rsid="0010ef36" officeooo:paragraph-rsid="0010ef36"/>
    </style:style>
    <style:style style:name="P3" style:family="paragraph" style:parent-style-name="Standard">
      <style:paragraph-properties fo:text-align="center" style:justify-single-word="false"/>
      <style:text-properties style:font-name="Fira Code Medium" style:text-underline-style="none" fo:font-weight="bold" officeooo:rsid="0014bfc0" officeooo:paragraph-rsid="0014bfc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ira Code Medium" style:text-underline-style="none" fo:font-weight="normal" officeooo:rsid="0014bfc0" officeooo:paragraph-rsid="0014bfc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Fira Code Medium" style:text-underline-style="none" fo:font-weight="normal" officeooo:rsid="0014bfc0" officeooo:paragraph-rsid="0016f99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Fira Code Medium" style:text-underline-style="none" fo:font-weight="normal" officeooo:rsid="0016f994" officeooo:paragraph-rsid="0016f99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Fira Code Medium" style:text-underline-style="none" fo:font-weight="normal" officeooo:rsid="0018f256" officeooo:paragraph-rsid="0018f25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Fira Code Medium" style:text-underline-style="none" fo:font-weight="normal" officeooo:rsid="001bc052" officeooo:paragraph-rsid="001bc05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Fira Code Medium" style:text-underline-style="none" fo:font-weight="normal" officeooo:rsid="001c4091" officeooo:paragraph-rsid="001c409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Fira Code Medium" style:text-underline-style="none" fo:font-weight="normal" officeooo:rsid="0020d5b3" officeooo:paragraph-rsid="0020d5b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Fira Code Medium" style:text-underline-style="none" fo:font-weight="normal" officeooo:rsid="00231c65" officeooo:paragraph-rsid="00231c6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Fira Code Medium" style:text-underline-style="none" fo:font-weight="normal" officeooo:rsid="00231c65" officeooo:paragraph-rsid="0024f53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Fira Code Medium" style:text-underline-style="none" fo:font-weight="normal" officeooo:rsid="0024f532" officeooo:paragraph-rsid="0024f53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Fira Code Medium" style:text-underline-style="none" fo:font-weight="normal" officeooo:rsid="002ac809" officeooo:paragraph-rsid="002ddaa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Fira Code Medium" style:text-underline-style="none" fo:font-weight="normal" officeooo:rsid="002ddaaa" officeooo:paragraph-rsid="002ddaa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Fira Code Medium" style:text-underline-style="none" fo:font-weight="normal" officeooo:rsid="00315fae" officeooo:paragraph-rsid="00315fa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Fira Code Medium" style:text-underline-style="none" fo:font-weight="normal" officeooo:rsid="00264f90" officeooo:paragraph-rsid="00264f90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Fira Code Medium" style:text-underline-style="none" fo:font-weight="bold" officeooo:rsid="003fa635" officeooo:paragraph-rsid="003fa635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Fira Code Medium" style:text-underline-style="none" fo:font-weight="bold" officeooo:rsid="003fa635" officeooo:paragraph-rsid="003fa635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Fira Code Medium" style:text-underline-style="none" fo:font-weight="normal" officeooo:rsid="00401db0" officeooo:paragraph-rsid="00401db0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Fira Code Medium" style:text-underline-style="none" fo:font-weight="normal" officeooo:rsid="00414759" officeooo:paragraph-rsid="00414759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Fira Code Medium" style:text-underline-style="none" fo:font-weight="bold" officeooo:rsid="004475c7" officeooo:paragraph-rsid="004475c7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Fira Code Medium" style:text-underline-style="none" fo:font-weight="normal" officeooo:rsid="00454ce2" officeooo:paragraph-rsid="00454ce2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Fira Code Medium" style:text-underline-style="none" fo:font-weight="normal" officeooo:rsid="0046d4da" officeooo:paragraph-rsid="0046d4da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Fira Code Medium" style:text-underline-style="none" fo:font-weight="normal" officeooo:rsid="004da6bc" officeooo:paragraph-rsid="004da6bc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Fira Code Medium" style:text-underline-style="none" fo:font-weight="normal" officeooo:rsid="004f146d" officeooo:paragraph-rsid="004f146d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Fira Code Medium" style:text-underline-style="none" fo:font-weight="normal" officeooo:rsid="004f51fc" officeooo:paragraph-rsid="004f51fc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Fira Code Medium" style:text-underline-style="none" fo:font-weight="normal" officeooo:rsid="0055896d" officeooo:paragraph-rsid="0055896d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Fira Code Medium" style:text-underline-style="none" fo:font-weight="normal" officeooo:rsid="0057ba84" officeooo:paragraph-rsid="0057ba84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Fira Code Medium" style:text-underline-style="none" fo:font-weight="normal" officeooo:rsid="0057cfb6" officeooo:paragraph-rsid="0057cfb6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Fira Code Medium" style:text-underline-style="none" fo:font-weight="normal" officeooo:rsid="00597a51" officeooo:paragraph-rsid="00597a51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Fira Code Medium" style:text-underline-style="none" fo:font-weight="normal" officeooo:rsid="0059aa84" officeooo:paragraph-rsid="0059aa84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Fira Code Medium" style:text-underline-style="none" fo:font-weight="bold" officeooo:rsid="005c75a1" officeooo:paragraph-rsid="005c75a1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Fira Code Medium" style:text-underline-style="none" fo:font-weight="normal" officeooo:rsid="005d3a71" officeooo:paragraph-rsid="005d3a71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Fira Code Medium" style:text-underline-style="none" fo:font-weight="normal" officeooo:rsid="005f581b" officeooo:paragraph-rsid="005f581b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Fira Code Medium" style:text-underline-style="none" fo:font-weight="normal" officeooo:rsid="005fa8cb" officeooo:paragraph-rsid="005fa8cb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Fira Code Medium" style:text-underline-style="none" fo:font-weight="normal" officeooo:rsid="0060f5e1" officeooo:paragraph-rsid="0060f5e1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Fira Code Medium" style:text-underline-style="none" fo:font-weight="normal" officeooo:rsid="00644d95" officeooo:paragraph-rsid="00644d95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Fira Code Medium" style:text-underline-style="none" fo:font-weight="normal" officeooo:rsid="0069d4ec" officeooo:paragraph-rsid="0069d4ec" style:font-weight-asian="normal" style:font-weight-complex="normal"/>
    </style:style>
    <style:style style:name="P40" style:family="paragraph" style:parent-style-name="Heading_20_3">
      <style:text-properties officeooo:rsid="0071265f" officeooo:paragraph-rsid="0071265f"/>
    </style:style>
    <style:style style:name="T1" style:family="text">
      <style:text-properties officeooo:rsid="0016f994"/>
    </style:style>
    <style:style style:name="T2" style:family="text">
      <style:text-properties officeooo:rsid="0021a47c"/>
    </style:style>
    <style:style style:name="T3" style:family="text">
      <style:text-properties officeooo:rsid="0024e571"/>
    </style:style>
    <style:style style:name="T4" style:family="text">
      <style:text-properties officeooo:rsid="0024f532"/>
    </style:style>
    <style:style style:name="T5" style:family="text">
      <style:text-properties officeooo:rsid="0025f4c4"/>
    </style:style>
    <style:style style:name="T6" style:family="text">
      <style:text-properties officeooo:rsid="00264f90"/>
    </style:style>
    <style:style style:name="T7" style:family="text">
      <style:text-properties officeooo:rsid="002c2de7"/>
    </style:style>
    <style:style style:name="T8" style:family="text">
      <style:text-properties officeooo:rsid="002ddaaa"/>
    </style:style>
    <style:style style:name="T9" style:family="text">
      <style:text-properties officeooo:rsid="00328c13"/>
    </style:style>
    <style:style style:name="T10" style:family="text">
      <style:text-properties officeooo:rsid="00348a83"/>
    </style:style>
    <style:style style:name="T11" style:family="text">
      <style:text-properties officeooo:rsid="003825a9"/>
    </style:style>
    <style:style style:name="T12" style:family="text">
      <style:text-properties officeooo:rsid="00414759"/>
    </style:style>
    <style:style style:name="T13" style:family="text">
      <style:text-properties officeooo:rsid="004e6e83"/>
    </style:style>
    <style:style style:name="T14" style:family="text">
      <style:text-properties officeooo:rsid="005010b8"/>
    </style:style>
    <style:style style:name="T15" style:family="text">
      <style:text-properties officeooo:rsid="0050cee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56a2cb"/>
    </style:style>
    <style:style style:name="T18" style:family="text">
      <style:text-properties officeooo:rsid="005903d0"/>
    </style:style>
    <style:style style:name="T19" style:family="text">
      <style:text-properties officeooo:rsid="005d99f2"/>
    </style:style>
    <style:style style:name="T20" style:family="text">
      <style:text-properties officeooo:rsid="005f581b"/>
    </style:style>
    <style:style style:name="T21" style:family="text">
      <style:text-properties officeooo:rsid="005fcdf8"/>
    </style:style>
    <style:style style:name="T22" style:family="text">
      <style:text-properties officeooo:rsid="00650396"/>
    </style:style>
    <style:style style:name="T23" style:family="text">
      <style:text-properties officeooo:rsid="006ac2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екция </text:p>
      <text:p text:style-name="P1"/>
      <text:p text:style-name="P2">В классе может быть 2 конструктора по умолчанию: </text:p>
      <text:p text:style-name="P2">1) Статический</text:p>
      <text:p text:style-name="P2">2) Не статический</text:p>
      <text:p text:style-name="P2"/>
      <text:p text:style-name="P3">Наследование </text:p>
      <text:p text:style-name="P4">Синтаксис наследования:</text:p>
      <text:p text:style-name="P4"/>
      <text:p text:style-name="P4">Наследование — средство для получения новых типов из существующих (классы, интерфейсы, структуры)</text:p>
      <text:p text:style-name="P4"/>
      <text:p text:style-name="P5">class CB : CA <text:span text:style-name="T1">{</text:span></text:p>
      <text:p text:style-name="P6"><text:tab/>//</text:p>
      <text:p text:style-name="P6"><text:tab/>//</text:p>
      <text:p text:style-name="P6"><text:tab/>//</text:p>
      <text:p text:style-name="P6">}</text:p>
      <text:p text:style-name="P6"/>
      <text:p text:style-name="P7">Класс от которого наследуюется называется базовым (родительским).</text:p>
      <text:p text:style-name="P7"/>
      <text:p text:style-name="P8">CA — в данном случае родительский класс </text:p>
      <text:p text:style-name="P8">CB — класс наследник</text:p>
      <text:p text:style-name="P8"/>
      <text:p text:style-name="P8">Порожденным (производным) классом считается наследующий класс.</text:p>
      <text:p text:style-name="P8"/>
      <text:p text:style-name="P9">При наследовании свойство базового класса расширяется в производном классе.</text:p>
      <text:p text:style-name="P9"/>
      <text:p text:style-name="P9"/>
      <text:p text:style-name="P10">3 основных члена класса: </text:p>
      <text:p text:style-name="P10">public — <text:span text:style-name="T2">наследуются производным классом</text:span></text:p>
      <text:p text:style-name="P10">protected — <text:span text:style-name="T2">наследуются производным классом</text:span></text:p>
      <text:p text:style-name="P10">private — <text:span text:style-name="T2">не наследуется</text:span></text:p>
      <text:p text:style-name="P10"/>
      <text:p text:style-name="P11">class CA {</text:p>
      <text:p text:style-name="P11"><text:tab/>private <text:span text:style-name="T3">int x = 10;</text:span></text:p>
      <text:p text:style-name="P12"><text:tab/><text:span text:style-name="T4">public PrintA() {</text:span></text:p>
      <text:p text:style-name="P13"><text:tab/><text:tab/><text:span text:style-name="T5">Console.WriteLine(</text:span><text:span text:style-name="T6">x</text:span><text:span text:style-name="T5">);</text:span></text:p>
      <text:p text:style-name="P13"><text:tab/>}</text:p>
      <text:p text:style-name="P11">}</text:p>
      <text:p text:style-name="P11"/>
      <text:p text:style-name="P14">class C<text:span text:style-name="T7">B</text:span> : CA <text:span text:style-name="T8">{</text:span></text:p>
      <text:p text:style-name="P15"><text:tab/>public PrintB() {</text:p>
      <text:p text:style-name="P15"><text:tab/><text:tab/>//Console.WriteLine(x);</text:p>
      <text:p text:style-name="P15"><text:tab/>}</text:p>
      <text:p text:style-name="P15">}</text:p>
      <text:p text:style-name="P15"/>
      <text:p text:style-name="P15"/>
      <text:p text:style-name="P15"/>
      <text:p text:style-name="P16"><text:soft-page-break/>class Program() {</text:p>
      <text:p text:style-name="P16"><text:tab/>static void Main(string[] args) {</text:p>
      <text:p text:style-name="P16"><text:tab/><text:tab/><text:span text:style-name="T9">CA pA = new CA(); <text:tab/>//pA — название объекта</text:span></text:p>
      <text:p text:style-name="P16"><text:tab/><text:tab/><text:span text:style-name="T9">pA.PrintA();<text:tab/><text:tab/>//10</text:span></text:p>
      <text:p text:style-name="P16"><text:tab/><text:tab/><text:span text:style-name="T10">CB pB = new CB(); <text:tab/>//pb — название объекта</text:span></text:p>
      <text:p text:style-name="P16"><text:tab/><text:tab/>//<text:span text:style-name="T10">pB.PrintB();<text:tab/></text:span></text:p>
      <text:p text:style-name="P16"><text:tab/><text:tab/><text:span text:style-name="T11">pb.PrintA();</text:span></text:p>
      <text:p text:style-name="P16"><text:tab/>}</text:p>
      <text:p text:style-name="P16">}</text:p>
      <text:p text:style-name="P17"/>
      <text:p text:style-name="P17"/>
      <text:p text:style-name="P17">Console.WriteLine — содержит 19 перегруженных версий </text:p>
      <text:p text:style-name="P17"/>
      <text:p text:style-name="P18">Сокрытия</text:p>
      <text:p text:style-name="P19"/>
      <text:p text:style-name="P20">Если в производном классе объявяется функция с таким же заголовком, что и в базовом, <text:s/>то компилятор принимает решение в пользу порожденного класса (<text:span text:style-name="T12">отказ от наследства</text:span>)</text:p>
      <text:p text:style-name="P21"/>
      <text:p text:style-name="P22">Запрет наследования можно сделать только используя ключевое слово:</text:p>
      <text:p text:style-name="P22"/>
      <text:p text:style-name="P23">Sealed class CB : CA</text:p>
      <text:p text:style-name="P23"/>
      <text:p text:style-name="P24">Если объявить конструктор с аргументами, но не объявить конструктор по умоланию, то компилятор ничего не будет делать.</text:p>
      <text:p text:style-name="P24"/>
      <text:p text:style-name="P25">Древо наследования: </text:p>
      <text:p text:style-name="P25">CA ← CB ← CD ← <text:span text:style-name="T13">{CD pA = new CD();}</text:span></text:p>
      <text:p text:style-name="P25"/>
      <text:p text:style-name="P26"/>
      <text:p text:style-name="P27">Конструктор производного класса прежде чем выполнить свое собственное тело, вызывает конструктор своего класса родителя. <text:span text:style-name="T14">А тот в свою очередь конструктор по умолчанию своего класса родителей и так до самого верха </text:span><text:span text:style-name="T15">дерева наследования.</text:span></text:p>
      <text:p text:style-name="P27"/>
      <text:p text:style-name="P28">Для того чтобы запечатать класс нужно использовать <text:span text:style-name="T16">Sealed. </text:span><text:span text:style-name="T17">Достаточно сделать так чтобы в базовом классе был конструктор по умолчанию.</text:span></text:p>
      <text:p text:style-name="P28"/>
      <text:p text:style-name="P29">public CD (int a) : base (a)</text:p>
      <text:p text:style-name="P29"/>
      <text:p text:style-name="P30">base — вызов конструктора <text:span text:style-name="T18">с аргументами </text:span>родительского класса.</text:p>
      <text:p text:style-name="P30"/>
      <text:p text:style-name="P31">Технология отражения позволяет узнать какие функции в классе существуют.</text:p>
      <text:p text:style-name="P31"/>
      <text:p text:style-name="P32">Полиморфизм — свойство кода объектно ориентированных программ в зависимости от того что произошло.</text:p>
      <text:p text:style-name="P32"><text:soft-page-break/></text:p>
      <text:p text:style-name="P30"/>
      <text:p text:style-name="P33">Виртуальная функция</text:p>
      <text:p text:style-name="P34">Для некоторых функций компилятор в момент трансляции не определяет какая именно функция будет вызвана, а только обозначает. <text:span text:style-name="T19">Какая именно функция будет вызвана определяется только в момент выполнения программы </text:span><text:span text:style-name="T20">(компилятор давно не работает)</text:span><text:span text:style-name="T19">.</text:span></text:p>
      <text:p text:style-name="P34"/>
      <text:p text:style-name="P35">Такое связывание называется поздним.</text:p>
      <text:p text:style-name="P35"/>
      <text:p text:style-name="P35">Для того чтобы компилятор приенил функции позднего связывания вызова функции ее нужно объявить с модификатором <text:span text:style-name="T16">virtual.</text:span></text:p>
      <text:p text:style-name="P36">С помощью виртуальных функций через механизм наследования <text:span text:style-name="T21">реализуется полиморфизм.</text:span></text:p>
      <text:p text:style-name="P36"/>
      <text:p text:style-name="P37">Виртуальная функция не имеет смысла если нет наследования.</text:p>
      <text:p text:style-name="P37"/>
      <text:p text:style-name="P38">Class CA {</text:p>
      <text:p text:style-name="P38"><text:tab/>public virtual <text:span text:style-name="T22">void </text:span>Print() {</text:p>
      <text:p text:style-name="P38"><text:tab/><text:tab/>Console.WriteLine(«CA»);</text:p>
      <text:p text:style-name="P38"><text:tab/>}</text:p>
      <text:p text:style-name="P38">}</text:p>
      <text:p text:style-name="P38"/>
      <text:p text:style-name="P39">class CB : CA {</text:p>
      <text:p text:style-name="P39"><text:tab/>public void override Print {</text:p>
      <text:p text:style-name="P39"><text:tab/><text:tab/>Console.WriteLine(«CB»); //<text:span text:style-name="T23">переопределяем функцию</text:span></text:p>
      <text:p text:style-name="P39"><text:tab/>}</text:p>
      <text:p text:style-name="P39">}</text:p>
      <text:p text:style-name="P39"/>
      <text:p text:style-name="P39"/>
      <text:h text:style-name="P40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ira Code Medium" svg:font-family="'Fira Code Medium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1T13:32:28.149722590</meta:creation-date>
    <dc:date>2025-10-11T14:46:39.736384991</dc:date>
    <meta:editing-duration>PT1H13M37S</meta:editing-duration>
    <meta:editing-cycles>67</meta:editing-cycles>
    <meta:generator>LibreOffice/25.8.1.1$Linux_X86_64 LibreOffice_project/580$Build-1</meta:generator>
    <meta:document-statistic meta:table-count="0" meta:image-count="0" meta:object-count="0" meta:page-count="3" meta:paragraph-count="71" meta:word-count="395" meta:character-count="2801" meta:non-whitespace-character-count="2422"/>
  </office:meta>
</office:document-meta>
</file>